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3cm" style:rel-column-width="16205*"/>
    </style:style>
    <style:style style:name="Table1.B" style:family="table-column">
      <style:table-column-properties style:column-width="12.797cm" style:rel-column-width="4933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cm" style:rel-column-width="12332*"/>
    </style:style>
    <style:style style:name="Table2.B" style:family="table-column">
      <style:table-column-properties style:column-width="13.801cm" style:rel-column-width="5320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7124" officeooo:paragraph-rsid="00017124"/>
    </style:style>
    <style:style style:name="P2" style:family="paragraph" style:parent-style-name="Standard">
      <style:text-properties fo:font-style="normal" officeooo:rsid="00017124" officeooo:paragraph-rsid="00017124" style:font-style-asian="normal" style:font-style-complex="normal"/>
    </style:style>
    <style:style style:name="P3" style:family="paragraph" style:parent-style-name="Standard">
      <style:text-properties fo:font-style="normal" officeooo:rsid="00017124" officeooo:paragraph-rsid="0010bf00" style:font-style-asian="normal" style:font-style-complex="normal"/>
    </style:style>
    <style:style style:name="P4" style:family="paragraph" style:parent-style-name="Standard">
      <style:text-properties fo:font-style="normal" officeooo:rsid="00039097" officeooo:paragraph-rsid="00039097" style:font-style-asian="normal" style:font-style-complex="normal"/>
    </style:style>
    <style:style style:name="P5" style:family="paragraph" style:parent-style-name="Standard">
      <style:text-properties fo:font-style="normal" officeooo:rsid="00055ded" officeooo:paragraph-rsid="00055ded" style:font-style-asian="normal" style:font-style-complex="normal"/>
    </style:style>
    <style:style style:name="P6" style:family="paragraph" style:parent-style-name="Standard">
      <style:text-properties fo:font-style="normal" officeooo:rsid="0010bf00" officeooo:paragraph-rsid="0010bf00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officeooo:rsid="0010bf00" officeooo:paragraph-rsid="0010bf00" style:font-style-asian="normal" style:font-style-complex="normal"/>
    </style:style>
    <style:style style:name="P8" style:family="paragraph" style:parent-style-name="Standard">
      <style:text-properties fo:font-style="normal" officeooo:rsid="0013f76b" officeooo:paragraph-rsid="0013f76b" style:font-style-asian="normal" style:font-style-complex="normal"/>
    </style:style>
    <style:style style:name="P9" style:family="paragraph" style:parent-style-name="Standard">
      <style:text-properties fo:font-style="normal" officeooo:rsid="0014ae6b" officeooo:paragraph-rsid="0014ae6b" style:font-style-asian="normal" style:font-style-complex="normal"/>
    </style:style>
    <style:style style:name="P10" style:family="paragraph" style:parent-style-name="Standard">
      <style:text-properties fo:font-style="normal" officeooo:rsid="00061ea7" officeooo:paragraph-rsid="00061ea7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73500" officeooo:paragraph-rsid="00173500" style:font-style-asian="normal" style:font-style-complex="normal"/>
    </style:style>
    <style:style style:name="P12" style:family="paragraph" style:parent-style-name="Standard">
      <style:text-properties fo:font-style="normal" officeooo:rsid="001a2705" officeooo:paragraph-rsid="001a2705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officeooo:rsid="001a2705" officeooo:paragraph-rsid="001a2705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a3716" officeooo:paragraph-rsid="001a3716" style:font-style-asian="normal" style:font-style-complex="normal"/>
    </style:style>
    <style:style style:name="P15" style:family="paragraph" style:parent-style-name="Standard">
      <style:text-properties fo:font-style="normal" officeooo:rsid="001ab189" officeooo:paragraph-rsid="001ab189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017124" officeooo:paragraph-rsid="00017124" style:font-style-asian="italic" style:font-style-complex="italic"/>
    </style:style>
    <style:style style:name="P17" style:family="paragraph" style:parent-style-name="Standard">
      <style:text-properties fo:font-style="italic" officeooo:rsid="0010bf00" officeooo:paragraph-rsid="0010bf00" style:font-style-asian="italic" style:font-style-complex="italic"/>
    </style:style>
    <style:style style:name="P18" style:family="paragraph" style:parent-style-name="Standard">
      <style:text-properties officeooo:rsid="0014581b" officeooo:paragraph-rsid="0014581b"/>
    </style:style>
    <style:style style:name="P19" style:family="paragraph" style:parent-style-name="Standard">
      <style:text-properties officeooo:rsid="00156fc5" officeooo:paragraph-rsid="00156fc5"/>
    </style:style>
    <style:style style:name="P20" style:family="paragraph" style:parent-style-name="Standard">
      <style:text-properties officeooo:rsid="00156fc5" officeooo:paragraph-rsid="0015b78e"/>
    </style:style>
    <style:style style:name="P21" style:family="paragraph" style:parent-style-name="Standard">
      <style:paragraph-properties fo:text-align="start" style:justify-single-word="false"/>
      <style:text-properties officeooo:rsid="00156fc5" officeooo:paragraph-rsid="0015b78e"/>
    </style:style>
    <style:style style:name="P22" style:family="paragraph" style:parent-style-name="Table_20_Contents">
      <style:paragraph-properties fo:text-align="start" style:justify-single-word="false"/>
      <style:text-properties officeooo:rsid="001ab189" officeooo:paragraph-rsid="001ab189"/>
    </style:style>
    <style:style style:name="P23" style:family="paragraph" style:parent-style-name="Table_20_Contents">
      <style:paragraph-properties fo:text-align="center" style:justify-single-word="false"/>
      <style:text-properties officeooo:rsid="001ab189" officeooo:paragraph-rsid="001ab189"/>
    </style:style>
    <style:style style:name="P24" style:family="paragraph" style:parent-style-name="Table_20_Contents">
      <style:paragraph-properties fo:text-align="start" style:justify-single-word="false"/>
      <style:text-properties officeooo:rsid="001be98c" officeooo:paragraph-rsid="001be98c"/>
    </style:style>
    <style:style style:name="P25" style:family="paragraph" style:parent-style-name="Table_20_Contents">
      <style:paragraph-properties fo:text-align="start" style:justify-single-word="false"/>
      <style:text-properties officeooo:rsid="001be98c" officeooo:paragraph-rsid="001e9127"/>
    </style:style>
    <style:style style:name="P26" style:family="paragraph" style:parent-style-name="Table_20_Contents">
      <style:paragraph-properties fo:text-align="center" style:justify-single-word="false"/>
      <style:text-properties officeooo:rsid="001be98c" officeooo:paragraph-rsid="001be98c"/>
    </style:style>
    <style:style style:name="P27" style:family="paragraph" style:parent-style-name="Table_20_Contents">
      <style:paragraph-properties fo:text-align="center" style:justify-single-word="false"/>
      <style:text-properties officeooo:rsid="001e9127" officeooo:paragraph-rsid="001e9127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Standard" style:list-style-name="L1">
      <style:text-properties fo:font-style="normal" officeooo:rsid="00055ded" officeooo:paragraph-rsid="00055ded" style:font-style-asian="normal" style:font-style-complex="normal"/>
    </style:style>
    <style:style style:name="P32" style:family="paragraph" style:parent-style-name="Standard" style:list-style-name="L1">
      <style:text-properties fo:font-style="normal" officeooo:rsid="000599de" officeooo:paragraph-rsid="000599de" style:font-style-asian="normal" style:font-style-complex="normal"/>
    </style:style>
    <style:style style:name="P33" style:family="paragraph" style:parent-style-name="Standard">
      <style:text-properties fo:font-style="normal" officeooo:rsid="00249913" officeooo:paragraph-rsid="00249913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tyle="normal" officeooo:rsid="00249913" officeooo:paragraph-rsid="00249913" style:font-style-asian="normal" style:font-style-complex="normal"/>
    </style:style>
    <style:style style:name="P35" style:family="paragraph" style:parent-style-name="Standard" style:list-style-name="L2">
      <style:text-properties officeooo:rsid="00017124" officeooo:paragraph-rsid="00017124"/>
    </style:style>
    <style:style style:name="P36" style:family="paragraph" style:parent-style-name="Standard" style:list-style-name="L2">
      <style:text-properties officeooo:rsid="00150700" officeooo:paragraph-rsid="00150700"/>
    </style:style>
    <style:style style:name="P37" style:family="paragraph" style:parent-style-name="Standard" style:list-style-name="L3">
      <style:text-properties officeooo:paragraph-rsid="0014581b"/>
    </style:style>
    <style:style style:name="P38" style:family="paragraph" style:parent-style-name="Standard">
      <style:text-properties officeooo:paragraph-rsid="00249913"/>
    </style:style>
    <style:style style:name="P39" style:family="paragraph" style:parent-style-name="Standard">
      <style:paragraph-properties fo:text-align="end" style:justify-single-word="false"/>
      <style:text-properties officeooo:paragraph-rsid="00249913"/>
    </style:style>
    <style:style style:name="P40" style:family="paragraph" style:parent-style-name="Standard" style:list-style-name="L4">
      <style:text-properties officeooo:paragraph-rsid="00249913"/>
    </style:style>
    <style:style style:name="P41" style:family="paragraph" style:parent-style-name="Table_20_Contents">
      <style:paragraph-properties fo:text-align="center" style:justify-single-word="false"/>
      <style:text-properties officeooo:rsid="002a4c65" officeooo:paragraph-rsid="002a4c65"/>
    </style:style>
    <style:style style:name="P42" style:family="paragraph" style:parent-style-name="Table_20_Contents">
      <style:paragraph-properties fo:text-align="start" style:justify-single-word="false"/>
      <style:text-properties officeooo:rsid="002a4c65" officeooo:paragraph-rsid="002a4c65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b7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2c725" style:font-style-asian="normal" style:font-style-complex="normal"/>
    </style:style>
    <style:style style:name="T6" style:family="text">
      <style:text-properties fo:font-style="normal" officeooo:rsid="00125671" style:font-style-asian="normal" style:font-style-complex="normal"/>
    </style:style>
    <style:style style:name="T7" style:family="text">
      <style:text-properties fo:font-style="normal" officeooo:rsid="001d675b" style:font-style-asian="normal" style:font-style-complex="normal"/>
    </style:style>
    <style:style style:name="T8" style:family="text">
      <style:text-properties officeooo:rsid="00061ea7"/>
    </style:style>
    <style:style style:name="T9" style:family="text">
      <style:text-properties officeooo:rsid="0010bf00"/>
    </style:style>
    <style:style style:name="T10" style:family="text">
      <style:text-properties officeooo:rsid="0014581b"/>
    </style:style>
    <style:style style:name="T11" style:family="text">
      <style:text-properties officeooo:rsid="0014d757"/>
    </style:style>
    <style:style style:name="T12" style:family="text">
      <style:text-properties officeooo:rsid="0015b78e"/>
    </style:style>
    <style:style style:name="T13" style:family="text">
      <style:text-properties officeooo:rsid="0016eb5f"/>
    </style:style>
    <style:style style:name="T14" style:family="text">
      <style:text-properties officeooo:rsid="00193ed6"/>
    </style:style>
    <style:style style:name="T15" style:family="text">
      <style:text-properties officeooo:rsid="001a2705"/>
    </style:style>
    <style:style style:name="T16" style:family="text">
      <style:text-properties officeooo:rsid="001be98c"/>
    </style:style>
    <style:style style:name="T17" style:family="text">
      <style:text-properties officeooo:rsid="001e9127"/>
    </style:style>
    <style:style style:name="T18" style:family="text">
      <style:text-properties officeooo:rsid="00200dd3"/>
    </style:style>
    <style:style style:name="T19" style:family="text">
      <style:text-properties officeooo:rsid="00213967"/>
    </style:style>
    <style:style style:name="T20" style:family="text">
      <style:text-properties officeooo:rsid="00232ee0"/>
    </style:style>
    <style:style style:name="T21" style:family="text">
      <style:text-properties officeooo:rsid="00249913"/>
    </style:style>
    <style:style style:name="T22" style:family="text">
      <style:text-properties officeooo:rsid="0025232c"/>
    </style:style>
    <style:style style:name="T23" style:family="text">
      <style:text-properties officeooo:rsid="0025aa19"/>
    </style:style>
    <style:style style:name="T24" style:family="text">
      <style:text-properties officeooo:rsid="00262aa1"/>
    </style:style>
    <style:style style:name="T25" style:family="text">
      <style:text-properties officeooo:rsid="00267447"/>
    </style:style>
    <style:style style:name="T26" style:family="text">
      <style:text-properties officeooo:rsid="002883e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“Apple 2 Next”</text:h>
      <text:p text:style-name="P16">Written by Paul Robson 1<text:span text:style-name="T11">1-12</text:span><text:span text:style-name="T1">th-</text:span> July 2023 <text:span text:style-name="T11">(Revision </text:span><text:span text:style-name="T25">3</text:span><text:span text:style-name="T11">)</text:span></text:p>
      <text:p text:style-name="P1">This is a first draft specification of the “Apple II Next” the working (but unlikely to be final) name for the retro computer build on Olimex’s Neo6502 board.</text:p>
      <text:p text:style-name="P1">The idea is conceptually the same as the Mega65 and Spectrum Next machines. The system is a more modern version of the original, but can run the software of its parent in compatibility mode.</text:p>
      <text:h text:style-name="Heading_20_2" text:outline-level="2">Processor Hardware</text:h>
      <text:p text:style-name="P1">The processor is a 65C02 rated at up to 8Mhz, connected to 64k of RAM memory, which is stored in the Raspberry PI Pico. </text:p>
      <text:p text:style-name="P1">As with the standard machine, there is RAM memory from 0000-BFFF, and hardware i/o is between C000 and CFFF. <text:s/></text:p>
      <text:p text:style-name="P9">D000-FFFF contains 12k of “ROM” <text:span text:style-name="T14">(RAM in practice)</text:span> – Applesoft BASIC and the Monitor, and a further 16k of RAM bank switched as per Appendix D of the Apple Language Card Manual (using address range $C08X). The Autostart ROM also supercedes the upper 2k of this space replacing the default monitor.</text:p>
      <text:p text:style-name="P1"><text:span text:style-name="T4">Compatibility mode largely </text:span><text:span text:style-name="T5">is identical save for the CPU speed. It would be nice to maximise the processor speed of the 65C02 but in compatibility mode this should run at 1.023Mhz </text:span></text:p>
      <text:h text:style-name="Heading_20_2" text:outline-level="2">Keyboard</text:h>
      <text:p text:style-name="P4">The keyboard generates ASCII keys and a strobe to $C000 which can be reset via $C010 software switch (ref Little pp 160)</text:p>
      <text:h text:style-name="Heading_20_2" text:outline-level="2">Audio </text:h>
      <text:p text:style-name="P4">The Apple II speaker toggles between high and low whenever location $C030 is accessed, so the pitch can be calculated from the cycles between.</text:p>
      <text:h text:style-name="Heading_20_4" text:outline-level="4">Extension</text:h>
      <text:p text:style-name="P5">The ability to simply specify the pitch of the sound by writing a value to &lt;location&gt;, which overrides the Apple behaviour. Off would be specified by value zero.</text:p>
      <text:h text:style-name="Heading_20_2" text:outline-level="2">Display</text:h>
      <text:p text:style-name="P5">The Apple II display is somewhat interesting and is described in detail in <text:span text:style-name="T2">Little</text:span>. However, in practice there are 3 modes, each of which has 2 areas of memory that can store the text/graphic data</text:p>
      <text:list text:style-name="L1">
        <text:list-item>
          <text:p text:style-name="P31">a 40x24 text display with upper case text (6 bit ASCII) that supports inverse and flashing using the other 2 bits.</text:p>
        </text:list-item>
        <text:list-item>
          <text:p text:style-name="P31">A 40x48 low res colour graphics display – each character is divided into an upper and lower half which defines the colour of that half.</text:p>
        </text:list-item>
        <text:list-item>
          <text:p text:style-name="P32">A 280x192 <text:span text:style-name="T8">6 colour </text:span>high res colour graphics display where pixels are encoded in 7 bits of 8 (the MSB is a colour selector) and operate in pairs.</text:p>
        </text:list-item>
      </text:list>
      <text:p text:style-name="P10"><text:soft-page-break/>Additionally the lower 32 scan lines can be used as 4 rows of 40 characters, rendered in the same way as the text display.</text:p>
      <text:p text:style-name="P10">These are controlled by soft switches at $C050 … $C057.</text:p>
      <text:p text:style-name="P15">As the screen itself is 640 and 480 pixels across and down, a 280 x 192 pixel graphics across would give a small border in the display as per the Vic 20 or Commodore 64 but much smaller.</text:p>
      <text:h text:style-name="Heading_20_4" text:outline-level="4">Extension</text:h>
      <text:p text:style-name="P19">The graphics system is extended with various “Modes”, the exact nature to be decided. Modes 0,1 and 2 would be the text, low-res and high-res modes as described previously, compatible with the Apple ][</text:p>
      <text:p text:style-name="P20"><text:span text:style-name="T12">The system would have a </text:span>user writeable base address register <text:span text:style-name="T12">which would state where video memory started.</text:span></text:p>
      <text:p text:style-name="P21">When a write occurs to <text:span text:style-name="T12">any of</text:span> $C050/1 (controlling text/<text:span text:style-name="T12">graphic</text:span>s mode), <text:span text:style-name="T12">$C05</text:span><text:span text:style-name="T13">4/5</text:span><text:span text:style-name="T12">, <text:s/>(controlling which page is visible), $C05</text:span><text:span text:style-name="T13">2</text:span><text:span text:style-name="T12">/</text:span><text:span text:style-name="T13">3</text:span><text:span text:style-name="T12"> (controlling the lower 4 lines being text/graphics) and</text:span> $C056/7 (<text:span text:style-name="T12">controlling lowres/highres mode) this would override both the mode setting (e.g. it would be set to 0,1 or 2) and the base page selection which would be set as per </text:span><text:span text:style-name="T3">Little.</text:span></text:p>
      <text:p text:style-name="P11">Any mode set using the alternative method detailed later can start at any address in memory the user desires.</text:p>
      <text:h text:style-name="Heading_20_2" text:outline-level="2">Alternative modes</text:h>
      <text:p text:style-name="P14">There are various options for modes. <text:span text:style-name="T16">There is sufficient space for 256 of them, which should allow extension beyond the basics. </text:span><text:span text:style-name="T26">Variations</text:span><text:span text:style-name="T16"> may include :</text:span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Pixels per line</text:p>
          </table:table-cell>
          <table:table-cell table:style-name="Table1.B1" office:value-type="string">
            <text:p text:style-name="P22">Could be 280 (same as Apple ][) or 320 (full screen width, <text:span text:style-name="T16">or even 640 memory/RP2040 permitting. Possibly as low as 160.</text:span></text:p>
          </table:table-cell>
        </table:table-row>
        <table:table-row>
          <table:table-cell table:style-name="Table1.A2" office:value-type="string">
            <text:p text:style-name="P26">Colours per line</text:p>
          </table:table-cell>
          <table:table-cell table:style-name="Table1.B2" office:value-type="string">
            <text:p text:style-name="P24">2, 4, 16 or 256 colours per pixel could be used. </text:p>
          </table:table-cell>
        </table:table-row>
        <table:table-row>
          <table:table-cell table:style-name="Table1.A2" office:value-type="string">
            <text:p text:style-name="P27">Palettes</text:p>
          </table:table-cell>
          <table:table-cell table:style-name="Table1.B2" office:value-type="string">
            <text:p text:style-name="P25">For the first 2 a palletteised system should be used, <text:span text:style-name="T17">or even multiple modes with the same resolution accessing different palettes.</text:span></text:p>
          </table:table-cell>
        </table:table-row>
        <table:table-row>
          <table:table-cell table:style-name="Table1.A2" office:value-type="string">
            <text:p text:style-name="P26">Vertical Resolution</text:p>
          </table:table-cell>
          <table:table-cell table:style-name="Table1.B4" office:value-type="string">
            <text:p text:style-name="P24">As a memory saver, vertical resolution could be halved (e.g. lines are repeated), thus allowing a 160 x 120 x 256 colour mode for example.</text:p>
          </table:table-cell>
        </table:table-row>
        <table:table-row>
          <table:table-cell table:style-name="Table1.A2" office:value-type="string">
            <text:p text:style-name="P26">Apple II Modes</text:p>
          </table:table-cell>
          <table:table-cell table:style-name="Table1.B5" office:value-type="string">
            <text:p text:style-name="P24">The high res Apple ][ modes <text:span text:style-name="T18">or</text:span> modes with a not dissimilar design could be used.</text:p>
          </table:table-cell>
        </table:table-row>
        <table:table-row>
          <table:table-cell table:style-name="Table1.A2" office:value-type="string">
            <text:p text:style-name="P26">Normal text mode. </text:p>
          </table:table-cell>
          <table:table-cell table:style-name="Table1.B6" office:value-type="string">
            <text:p text:style-name="P24">An Apple II text mode where flashing is replaced by lower case.</text:p>
          </table:table-cell>
        </table:table-row>
        <table:table-row>
          <table:table-cell table:style-name="Table1.A2" office:value-type="string">
            <text:p text:style-name="P41">Memory</text:p>
          </table:table-cell>
          <table:table-cell table:style-name="Table1.B6" office:value-type="string">
            <text:p text:style-name="P42">A memory block outside the Apple ][+ memory map could be used.</text:p>
          </table:table-cell>
        </table:table-row>
      </table:table>
      <text:p text:style-name="P14"/>
      <text:h text:style-name="P29" text:outline-level="2"/>
      <text:h text:style-name="P30" text:outline-level="2">Disk System</text:h>
      <text:p text:style-name="P38"><text:span text:style-name="T9">So our mass storage solution would sit in one of those slots. The best one is slot 7. Our firmware would be located at $C700-$C7FF. I've already written such firmware. Those $100 bytes are more than enough. The firmware would use the I/O addresses $C0F0-$C0FF to:</text:span></text:p>
      <text:list xml:id="list233846338" text:style-name="L4">
        <text:list-item>
          <text:p text:style-name="P40"><text:span text:style-name="T9">Place the block number, memory location and direction of the I/O request to be picked up by the RP2040.</text:span></text:p>
        </text:list-item>
        <text:list-item>
          <text:p text:style-name="P40"><text:span text:style-name="T9">Wait for the completion and get the return code from the RP2040 (i.e. too large block number or write request on read/only device would cause errors).</text:span></text:p>
        </text:list-item>
      </text:list>
      <text:p text:style-name="P38"><text:span text:style-name="T9">The actual block ($200 bytes) would be transferred by the RP2040 without the 65C02 ("virtual DMA")</text:span></text:p>
      <text:p text:style-name="P39"><text:span text:style-name="T21">suggested by </text:span><text:span text:style-name="T9">@OliverSchmidt </text:span></text:p>
      <text:h text:style-name="Heading_20_2" text:outline-level="2">Memory Interface</text:h>
      <text:p text:style-name="P33">Memory is accessed through two bytes, provisionally $C02E (address) and $C02F (data). The address acts as a register select ; registers are then read/written via $C02<text:span text:style-name="T22">E</text:span></text:p>
      <text:p text:style-name="P12">Below is a suggested allocation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Register</text:p>
          </table:table-cell>
          <table:table-cell table:style-name="Table2.B1" office:value-type="string">
            <text:p text:style-name="Table_20_Heading">Purpose</text:p>
          </table:table-cell>
        </table:table-row>
        <table:table-row>
          <table:table-cell table:style-name="Table2.A2" office:value-type="string">
            <text:p text:style-name="P34">0,1</text:p>
          </table:table-cell>
          <table:table-cell table:style-name="Table2.B2" office:value-type="string">
            <text:p text:style-name="P6">Base address of graphics display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2">Set mode on write</text:p>
          </table:table-cell>
        </table:table-row>
        <table:table-row>
          <table:table-cell table:style-name="Table2.A2" office:value-type="string">
            <text:p text:style-name="P7"><text:span text:style-name="T15">3</text:span></text:p>
          </table:table-cell>
          <table:table-cell table:style-name="Table2.B2" office:value-type="string">
            <text:p text:style-name="P6">Bit 7 use extended memory for display (1) use CPU memory (0)</text:p>
          </table:table-cell>
        </table:table-row>
        <table:table-row>
          <table:table-cell table:style-name="Table2.A2" office:value-type="string">
            <text:p text:style-name="P7"><text:span text:style-name="T15">4</text:span></text:p>
          </table:table-cell>
          <table:table-cell table:style-name="Table2.B2" office:value-type="string">
            <text:p text:style-name="P3">Set CPU speed <text:s/><text:span text:style-name="T9">bit 7 : full speed (0) </text:span><text:span text:style-name="T23">locked to </text:span><text:span text:style-name="T9">1.023Mhz (1)</text:span></text:p>
          </table:table-cell>
        </table:table-row>
        <table:table-row>
          <table:table-cell table:style-name="Table2.A2" office:value-type="string">
            <text:p text:style-name="P7"><text:span text:style-name="T15">5</text:span></text:p>
          </table:table-cell>
          <table:table-cell table:style-name="Table2.B2" office:value-type="string">
            <text:p text:style-name="P2">Set Sound frequency <text:span text:style-name="T9">to &lt;constant&gt;/byte value, 0 = off</text:span></text:p>
          </table:table-cell>
        </table:table-row>
      </table:table>
      <text:h text:style-name="Heading_20_2" text:outline-level="2">Software</text:h>
      <text:p text:style-name="P8">I wouldn’t suggest we have what one would normally call a ROM memory. More that the open source firmware is loaded in at start up.</text:p>
      <text:p text:style-name="P8">Through some method ; a BASIC command might be the simplest, providing a copy of the Applesoft ROM Image/<text:span text:style-name="T20">Language ROM image</text:span> is available (which I don’t think we could distribute !) the ROM image<text:span text:style-name="T20">s</text:span> could be loaded into the upper 12k of RAM space, and the system rebooted. </text:p>
      <text:p text:style-name="P1">References:</text:p>
      <text:list text:style-name="L2">
        <text:list-item>
          <text:p text:style-name="P35">Apple 2 Reference Manual</text:p>
        </text:list-item>
        <text:list-item>
          <text:p text:style-name="P36">Apple Language Card : Installation and Operation Manual.</text:p>
        </text:list-item>
        <text:list-item>
          <text:p text:style-name="P35">Inside the Apple Iic by Gary B Little.</text:p>
        </text:list-item>
      </text:list>
      <text:p text:style-name="P18">Revisions:</text:p>
      <text:list text:style-name="L3">
        <text:list-item>
          <text:p text:style-name="P37"><text:span text:style-name="T10">12-July-23 : </text:span><text:span text:style-name="T19">Revision f</text:span><text:span text:style-name="T10">ollowing various suggestions </text:span><text:span text:style-name="T24">(twice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7:30:23.034574694</meta:creation-date>
    <dc:date>2023-07-12T21:02:42.103931243</dc:date>
    <meta:editing-duration>PT3H28M57S</meta:editing-duration>
    <meta:editing-cycles>46</meta:editing-cycles>
    <meta:generator>LibreOffice/7.5.4.2$Linux_X86_64 LibreOffice_project/50$Build-2</meta:generator>
    <meta:document-statistic meta:table-count="2" meta:image-count="0" meta:object-count="0" meta:page-count="3" meta:paragraph-count="74" meta:word-count="1056" meta:character-count="5967" meta:non-whitespace-character-count="4981"/>
  </office:meta>
</office:document-meta>
</file>